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5in" fo:margin-left="-0.1507in" fo:margin-top="0in" fo:margin-bottom="0in" table:align="left" style:writing-mode="lr-tb"/>
    </style:style>
    <style:style style:name="Table1.A" style:family="table-column">
      <style:table-column-properties style:column-width="2.4493in"/>
    </style:style>
    <style:style style:name="Table1.B" style:family="table-column">
      <style:table-column-properties style:column-width="4.2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0.5pt solid #000001" style:writing-mode="lr-tb"/>
    </style:style>
    <style:style style:name="P1" style:family="paragraph" style:parent-style-name="Standard">
      <style:paragraph-properties fo:margin-top="0in" fo:margin-bottom="0in" loext:contextual-spacing="false"/>
      <style:text-properties officeooo:paragraph-rsid="0013ace8"/>
    </style:style>
    <style:style style:name="P2"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style>
    <style:style style:name="P3"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fo:font-weight="bold" officeooo:rsid="0013ace8" officeooo:paragraph-rsid="0013ace8" style:font-weight-asian="bold"/>
    </style:style>
    <style:style style:name="P4"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style:style>
    <style:style style:name="P5"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ext-properties fo:color="#333333" officeooo:rsid="0013ace8" officeooo:paragraph-rsid="0013ace8"/>
    </style:style>
    <style:style style:name="P6"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style>
    <style:style style:name="P7" style:family="paragraph" style:parent-style-name="Standard">
      <style:paragraph-properties fo:margin-left="0in" fo:margin-right="0in" fo:margin-top="0in" fo:margin-bottom="0in" loext:contextual-spacing="false" style:line-height-at-least="0.248in" fo:text-align="start" style:justify-single-word="false" fo:orphans="2" fo:widows="2" fo:text-indent="0in" style:auto-text-indent="false" style:vertical-align="auto" style:writing-mode="lr-tb">
        <style:tab-stops/>
      </style:paragraph-properties>
    </style:style>
    <style:style style:name="P8"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style>
    <style:style style:name="P9"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officeooo:rsid="0013ace8" officeooo:paragraph-rsid="0013ace8" style:font-weight-asian="bold" style:font-weight-complex="bold"/>
    </style:style>
    <style:style style:name="P10" style:family="paragraph" style:parent-style-name="Standard">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fo:color="#333333" fo:font-weight="bold" style:font-weight-asian="bold"/>
    </style:style>
    <style:style style:name="P11" style:family="paragraph" style:parent-style-name="Standard" style:master-page-name="Standard">
      <style:paragraph-properties fo:margin-left="0in" fo:margin-right="0in" fo:margin-top="0in" fo:margin-bottom="0.139in" loext:contextual-spacing="false" fo:line-height="115%" fo:text-align="start" style:justify-single-word="false" fo:orphans="2" fo:widows="2" fo:text-indent="0in" style:auto-text-indent="false" style:page-number="auto" style:vertical-align="auto" style:writing-mode="lr-tb"/>
      <style:text-properties officeooo:paragraph-rsid="0013ace8"/>
    </style:style>
    <style:style style:name="T1" style:family="text">
      <style:text-properties fo:color="#333333" fo:font-weight="bold" style:font-weight-asian="bold" style:font-weight-complex="bold"/>
    </style:style>
    <style:style style:name="T2" style:family="text">
      <style:text-properties fo:color="#333333" fo:font-weight="bold" style:font-weight-asian="bold"/>
    </style:style>
    <style:style style:name="T3" style:family="text">
      <style:text-properties fo:color="#333333"/>
    </style:style>
    <style:style style:name="T4" style:family="text">
      <style:text-properties officeooo:rsid="0013ace8"/>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1">Name: Josiah Kowalski <text:tab/><text:tab/><text:tab/> <text:s text:c="26"/>[<text:span text:style-name="T4">Assignment 08.03 Default Constructors</text:span>]</text:p>
        <text:p text:style-name="P8"><text:span text:style-name="T1">Each assignment has three parts.</text:span></text:p>
        <text:p text:style-name="P1"><text:span text:style-name="T2">Part One:</text:span><text:span text:style-name="T3"> Follow the assignment directions and create an outline of your program (pseudocode)</text:span></text:p>
      </text:section>
      <text:section text:style-name="Sect1" text:name="Section1">
        <text:p text:style-name="P8"><text:span text:style-name="T3">.</text:span><text:span text:style-name="T2">Insert your pseudocode here:</text:span></text:p>
        <text:p text:style-name="P9">/**</text:p>
        <text:p text:style-name="P9"><text:s/>* Calculates the fuel economy of my car for one tank</text:p>
        <text:p text:style-name="P9"><text:s/>*</text:p>
        <text:p text:style-name="P9"><text:s/>* @author Josiah Kowalski</text:p>
        <text:p text:style-name="P9"><text:s/>* @version 1/4/20</text:p>
        <text:p text:style-name="P9"><text:s/>*/</text:p>
        <text:p text:style-name="P9">public class CarV3 </text:p>
        <text:p text:style-name="P9"/>
        <text:p text:style-name="P9"><text:tab/>// default constructor</text:p>
        <text:p text:style-name="P9"><text:tab/>CarV3() </text:p>
        <text:p text:style-name="P9"><text:tab/></text:p>
        <text:p text:style-name="P9"/>
        <text:p text:style-name="P9"><text:tab/>// calculates the distance driven</text:p>
        <text:p text:style-name="P9"><text:s text:c="4"/>public int calcDistance(int sMiles, int eMiles) </text:p>
        <text:p text:style-name="P9"><text:s text:c="4"/></text:p>
        <text:p text:style-name="P9"><text:tab/><text:tab/>return eMiles - sMiles</text:p>
        <text:p text:style-name="P9"><text:tab/></text:p>
        <text:p text:style-name="P9"/>
        <text:p text:style-name="P9"><text:tab/>// calculates the miles per gallon</text:p>
        <text:p text:style-name="P9"><text:s text:c="4"/>public double calcMPG(int dist, double gals) </text:p>
        <text:p text:style-name="P9"><text:s text:c="4"/></text:p>
        <text:p text:style-name="P9"><text:tab/><text:tab/>return dist / gals</text:p>
        <text:p text:style-name="P9"><text:soft-page-break/><text:tab/></text:p>
        <text:p text:style-name="P9"/>
        <text:p text:style-name="P9"><text:s text:c="4"/>public static void main(String[] args) </text:p>
        <text:p text:style-name="P9"><text:s text:c="4"/></text:p>
        <text:p text:style-name="P9"><text:tab/><text:tab/>int startMiles1 = 138242, endMiles1 = 138558, dist1 <text:s text:c="3"/>// 316 miles</text:p>
        <text:p text:style-name="P9"><text:tab/><text:tab/>double gals1 = 10.2, mPG1</text:p>
        <text:p text:style-name="P9"><text:tab/><text:tab/>String carType1 = "Chevy Cobalt 2010"</text:p>
        <text:p text:style-name="P9"/>
        <text:p text:style-name="P9"><text:tab/><text:tab/>// new car1 object</text:p>
        <text:p text:style-name="P9"><text:tab/><text:tab/>CarV3 car1 = new CarV3()</text:p>
        <text:p text:style-name="P9"/>
        <text:p text:style-name="P9"><text:tab/><text:tab/>dist1 = car1.calcDistance(startMiles1, endMiles1)</text:p>
        <text:p text:style-name="P9"><text:tab/><text:tab/>mPG1 = car1.calcMPG(dist1, gals1)</text:p>
        <text:p text:style-name="P9"/>
        <text:p text:style-name="P9"><text:tab/><text:tab/>System.out.printf("%51s%n", "Gas Mileage Calculations")</text:p>
        <text:p text:style-name="P9"><text:tab/><text:tab/>System.out.printf("%13s%23s%13s%12s%11s%13s%n", "Type of Car", "Start Miles", "End Miles", "Distance",</text:p>
        <text:p text:style-name="P9"><text:tab/><text:tab/><text:tab/><text:tab/>"Gallons", "Miles/Gal")</text:p>
        <text:p text:style-name="P9"><text:tab/><text:tab/>System.out.println("=======================================================================================")</text:p>
        <text:p text:style-name="P9"><text:tab/><text:tab/>System.out.printf("%13s%17d%14d%11d%12.1f%12.1f%n", carType1, startMiles1, endMiles1, dist1, gals1, mPG1)</text:p>
        <text:p text:style-name="P9"><text:tab/></text:p>
        <text:p text:style-name="P9"/>
        <text:p text:style-name="P9"/>
        <text:p text:style-name="P1"><text:soft-page-break/><text:span text:style-name="T2">Part Two:</text:span><text:span text:style-name="T3"> Code the program. Use the IDE to code and test your program</text:span></text:p>
      </text:section>
      <text:section text:style-name="Sect1" text:name="Section2">
        <text:p text:style-name="P2"><text:span text:style-name="T3">.</text:span></text:p>
        <text:p text:style-name="P2"><text:span text:style-name="T2">Example of expected output: </text:span><text:span text:style-name="T3">The </text:span>output for your program should resemble the screen shot at the end of the assignment description. Your specific results will vary depending on the choices you make about the design and the input provided.</text:p>
        <text:p text:style-name="P10"/>
        <text:p text:style-name="P8"><text:span text:style-name="T2">Insert a copy of your code from the IDE here:</text:span></text:p>
        <text:p text:style-name="P3">/**</text:p>
        <text:p text:style-name="P3"><text:s/>* Calculates the fuel economy of my car for one tank</text:p>
        <text:p text:style-name="P3"><text:s/>*</text:p>
        <text:p text:style-name="P3"><text:s/>* @author Josiah Kowalski</text:p>
        <text:p text:style-name="P3"><text:s/>* @version 1/4/20</text:p>
        <text:p text:style-name="P3"><text:s/>*/</text:p>
        <text:p text:style-name="P3">public class CarV3 </text:p>
        <text:p text:style-name="P3">{</text:p>
        <text:p text:style-name="P3"><text:tab/>// default constructor</text:p>
        <text:p text:style-name="P3"><text:tab/>CarV3() {</text:p>
        <text:p text:style-name="P3"><text:tab/>}</text:p>
        <text:p text:style-name="P3"/>
        <text:p text:style-name="P3"><text:tab/>// calculates the distance driven</text:p>
        <text:p text:style-name="P3"><text:s text:c="4"/>public int calcDistance(int sMiles, int eMiles) </text:p>
        <text:p text:style-name="P3"><text:s text:c="4"/>{</text:p>
        <text:p text:style-name="P3"><text:tab/><text:tab/>return eMiles - sMiles;</text:p>
        <text:p text:style-name="P3"><text:tab/>}</text:p>
        <text:p text:style-name="P3"/>
        <text:p text:style-name="P3"><text:tab/>// calculates the miles per gallon</text:p>
        <text:p text:style-name="P3"><text:s text:c="4"/>public double calcMPG(int dist, double gals) </text:p>
        <text:p text:style-name="P3"><text:s text:c="4"/>{</text:p>
        <text:p text:style-name="P3"><text:tab/><text:tab/>return dist / gals;</text:p>
        <text:p text:style-name="P3"><text:tab/>}</text:p>
        <text:p text:style-name="P3"/>
        <text:p text:style-name="P3"><text:s text:c="4"/>public static void main(String[] args) </text:p>
        <text:p text:style-name="P3"><text:s text:c="4"/>{</text:p>
        <text:p text:style-name="P3"><text:tab/><text:tab/>int startMiles1 = 138242, endMiles1 = 138558, dist1; <text:s text:c="3"/>// 316 miles</text:p>
        <text:p text:style-name="P3"><text:tab/><text:tab/>double gals1 = 10.2, mPG1;</text:p>
        <text:p text:style-name="P3"><text:tab/><text:tab/>String carType1 = "Chevy Cobalt 2010";</text:p>
        <text:p text:style-name="P3"><text:soft-page-break/></text:p>
        <text:p text:style-name="P3"><text:tab/><text:tab/>// new car1 object</text:p>
        <text:p text:style-name="P3"><text:tab/><text:tab/>CarV3 car1 = new CarV3();</text:p>
        <text:p text:style-name="P3"/>
        <text:p text:style-name="P3"><text:tab/><text:tab/>dist1 = car1.calcDistance(startMiles1, endMiles1);</text:p>
        <text:p text:style-name="P3"><text:tab/><text:tab/>mPG1 = car1.calcMPG(dist1, gals1);</text:p>
        <text:p text:style-name="P3"/>
        <text:p text:style-name="P3"><text:tab/><text:tab/>System.out.printf("%51s%n", "Gas Mileage Calculations");</text:p>
        <text:p text:style-name="P3"><text:tab/><text:tab/>System.out.printf("%13s%23s%13s%12s%11s%13s%n", "Type of Car", "Start Miles", "End Miles", "Distance",</text:p>
        <text:p text:style-name="P3"><text:tab/><text:tab/><text:tab/><text:tab/>"Gallons", "Miles/Gal");</text:p>
        <text:p text:style-name="P3"><text:tab/><text:tab/>System.out.println("=======================================================================================");</text:p>
        <text:p text:style-name="P3"><text:tab/><text:tab/>System.out.printf("%13s%17d%14d%11d%12.1f%12.1f%n", carType1, startMiles1, endMiles1, dist1, gals1, mPG1);</text:p>
        <text:p text:style-name="P3"><text:tab/>}</text:p>
        <text:p text:style-name="P3">}</text:p>
        <text:p text:style-name="P6"><text:span text:style-name="T2">Part Three:</text:span><text:span text:style-name="T3"> Complete the Post Mortem Review (PMR). Write thoughtful two to three sentence responses to all the questions in the PMR chart. </text:span></text:p>
        <table:table table:name="Table1" table:style-name="Table1">
          <table:table-column table:style-name="Table1.A"/>
          <table:table-column table:style-name="Table1.B"/>
          <table:table-row table:style-name="Table1.1">
            <table:table-cell table:style-name="Table1.A1" office:value-type="string">
              <text:p text:style-name="P7"><text:span text:style-name="T2">Review Question</text:span></text:p>
            </table:table-cell>
            <table:table-cell table:style-name="Table1.A1" office:value-type="string">
              <text:p text:style-name="P7"><text:span text:style-name="T2">Response</text:span></text:p>
            </table:table-cell>
          </table:table-row>
          <table:table-row table:style-name="Table1.1">
            <table:table-cell table:style-name="Table1.A1" office:value-type="string">
              <text:p text:style-name="P6"><text:span text:style-name="T3">What was the purpose of your program?</text:span></text:p>
              <text:p text:style-name="P4"/>
              <text:p text:style-name="P4"/>
              <text:p text:style-name="P4"/>
            </table:table-cell>
            <table:table-cell table:style-name="Table1.A1" office:value-type="string">
              <text:p text:style-name="P5">The purpose of this program is to calculate the avg gas economy of a car based on one tank.</text:p>
            </table:table-cell>
          </table:table-row>
          <table:table-row table:style-name="Table1.1">
            <table:table-cell table:style-name="Table1.A1" office:value-type="string">
              <text:p text:style-name="P6"><text:span text:style-name="T3">How could your program be useful in the real world?</text:span></text:p>
              <text:p text:style-name="P4"/>
              <text:p text:style-name="P4"/>
            </table:table-cell>
            <table:table-cell table:style-name="Table1.A1" office:value-type="string">
              <text:p text:style-name="P5">Could be used as a gas economy calculator. </text:p>
            </table:table-cell>
          </table:table-row>
          <table:table-row table:style-name="Table1.1">
            <table:table-cell table:style-name="Table1.A1" office:value-type="string">
              <text:p text:style-name="P6"><text:span text:style-name="T3">What is a problem you ran into, and how did you fix it?</text:span></text:p>
              <text:p text:style-name="P4"/>
              <text:p text:style-name="P4"/>
            </table:table-cell>
            <table:table-cell table:style-name="Table1.A1" office:value-type="string">
              <text:p text:style-name="P5">One problem I ran into was just getting the formatting right on the output. After trial and error it looked better.</text:p>
            </table:table-cell>
          </table:table-row>
          <table:table-row table:style-name="Table1.1">
            <table:table-cell table:style-name="Table1.A1" office:value-type="string">
              <text:p text:style-name="P6"><text:span text:style-name="T3">Describe one thing you would do </text:span><text:soft-page-break/><text:span text:style-name="T3">differently the next time you write a program. </text:span></text:p>
              <text:p text:style-name="P4"/>
              <text:p text:style-name="P4"/>
            </table:table-cell>
            <table:table-cell table:style-name="Table1.A1" office:value-type="string">
              <text:p text:style-name="P5">Next time I write a program I will be able to write using OOP.</text:p>
            </table:table-cell>
          </table:table-row>
        </table:table>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Helvetica" svg:font-family="Helvetica"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DocumentMap" style:family="paragraph" style:default-outline-level="">
      <style:paragraph-properties fo:margin-left="0in" fo:margin-right="0in" fo:margin-top="0in" fo:margin-bottom="0.139in" loext:contextual-spacing="false" fo:line-height="115%"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Normal_20__28_Web_29_" style:display-name="Normal (Web)" style:family="paragraph" style:parent-style-name="Standard" style:default-outline-level="">
      <style:paragraph-properties fo:margin-left="0in" fo:margin-right="0in" fo:margin-top="0.1945in" fo:margin-bottom="0.1945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 style:font-family-complex="'Times New Roman'" style:font-family-generic-complex="system" style:font-pitch-complex="variable" style:font-size-complex="12pt" style:language-complex="ar" style:country-complex="SA"/>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1pt" fo:language="en" fo:country="US"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language-complex="ar" style:country-complex="SA"/>
    </style:style>
    <style:style style:name="No_20_Spacing" style:display-name="No Spacing"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libri" fo:font-family="Calibri" style:font-family-generic="roman" style:font-pitch="variable" fo:font-size="11pt" fo:language="en" fo:country="US" style:font-name-asian="Symbol" style:font-family-asian="Symbol"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Default_20_Paragraph_20_Font" style:display-name="Default Paragraph Font" style:family="text"/>
    <style:style style:name="apple-converted-space" style:family="text" style:parent-style-name="Default_20_Paragraph_20_Font">
      <style:text-properties style:font-name-complex="Times New Roman" style:font-family-complex="'Times New Roman'" style:font-family-generic-complex="system" style:font-pitch-complex="variable"/>
    </style:style>
    <style:style style:name="lang"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ListLabel_20_19" style:display-name="ListLabel 19" style:family="text">
      <style:text-properties style:font-name-complex="Times New Roman" style:font-family-complex="'Times New Roman'" style:font-family-generic-complex="system" style:font-pitch-complex="variable"/>
    </style:style>
    <style:style style:name="ListLabel_20_20" style:display-name="ListLabel 20" style:family="text">
      <style:text-properties style:font-name-complex="Times New Roman" style:font-family-complex="'Times New Roman'" style:font-family-generic-complex="system" style:font-pitch-complex="variable"/>
    </style:style>
    <style:style style:name="ListLabel_20_21" style:display-name="ListLabel 21" style:family="text">
      <style:text-properties style:font-name-complex="Times New Roman" style:font-family-complex="'Times New Roman'" style:font-family-generic-complex="system" style:font-pitch-complex="variable"/>
    </style:style>
    <style:style style:name="ListLabel_20_22" style:display-name="ListLabel 22" style:family="text">
      <style:text-properties style:font-name-complex="Times New Roman" style:font-family-complex="'Times New Roman'" style:font-family-generic-complex="system" style:font-pitch-complex="variable"/>
    </style:style>
    <style:style style:name="ListLabel_20_23" style:display-name="ListLabel 23" style:family="text">
      <style:text-properties style:font-name-complex="Times New Roman" style:font-family-complex="'Times New Roman'" style:font-family-generic-complex="system" style:font-pitch-complex="variable"/>
    </style:style>
    <style:style style:name="ListLabel_20_24" style:display-name="ListLabel 24" style:family="text">
      <style:text-properties style:font-name-complex="Times New Roman" style:font-family-complex="'Times New Roman'" style:font-family-generic-complex="system" style:font-pitch-complex="variable"/>
    </style:style>
    <style:style style:name="ListLabel_20_25" style:display-name="ListLabel 25" style:family="text">
      <style:text-properties style:font-name-complex="Times New Roman" style:font-family-complex="'Times New Roman'" style:font-family-generic-complex="system" style:font-pitch-complex="variable"/>
    </style:style>
    <style:style style:name="ListLabel_20_26" style:display-name="ListLabel 26" style:family="text">
      <style:text-properties style:font-name-complex="Times New Roman" style:font-family-complex="'Times New Roman'" style:font-family-generic-complex="system" style:font-pitch-complex="variable"/>
    </style:style>
    <style:style style:name="ListLabel_20_27" style:display-name="ListLabel 27"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28" style:display-name="ListLabel 28" style:family="text">
      <style:text-properties style:font-name-complex="Times New Roman" style:font-family-complex="'Times New Roman'" style:font-family-generic-complex="system" style:font-pitch-complex="variable"/>
    </style:style>
    <style:style style:name="ListLabel_20_29" style:display-name="ListLabel 29" style:family="text">
      <style:text-properties style:font-name-complex="Times New Roman" style:font-family-complex="'Times New Roman'" style:font-family-generic-complex="system" style:font-pitch-complex="variable"/>
    </style:style>
    <style:style style:name="ListLabel_20_30" style:display-name="ListLabel 30" style:family="text">
      <style:text-properties style:font-name-complex="Times New Roman" style:font-family-complex="'Times New Roman'" style:font-family-generic-complex="system" style:font-pitch-complex="variable"/>
    </style:style>
    <style:style style:name="ListLabel_20_31" style:display-name="ListLabel 31" style:family="text">
      <style:text-properties style:font-name-complex="Times New Roman" style:font-family-complex="'Times New Roman'" style:font-family-generic-complex="system" style:font-pitch-complex="variable"/>
    </style:style>
    <style:style style:name="ListLabel_20_32" style:display-name="ListLabel 32" style:family="text">
      <style:text-properties style:font-name-complex="Times New Roman" style:font-family-complex="'Times New Roman'" style:font-family-generic-complex="system" style:font-pitch-complex="variable"/>
    </style:style>
    <style:style style:name="ListLabel_20_33" style:display-name="ListLabel 33" style:family="text">
      <style:text-properties style:font-name-complex="Times New Roman" style:font-family-complex="'Times New Roman'" style:font-family-generic-complex="system" style:font-pitch-complex="variable"/>
    </style:style>
    <style:style style:name="ListLabel_20_34" style:display-name="ListLabel 34" style:family="text">
      <style:text-properties style:font-name-complex="Times New Roman" style:font-family-complex="'Times New Roman'" style:font-family-generic-complex="system" style:font-pitch-complex="variable"/>
    </style:style>
    <style:style style:name="ListLabel_20_35" style:display-name="ListLabel 35" style:family="text">
      <style:text-properties style:font-name-asian="Times New Roman" style:font-family-asian="'Times New Roman'" style:font-family-generic-asian="system" style:font-pitch-asian="variable" style:font-name-complex="Helvetica" style:font-family-complex="Helvetica" style:font-family-generic-complex="system" style:font-pitch-complex="variable"/>
    </style:style>
    <style:style style:name="ListLabel_20_36" style:display-name="ListLabel 36" style:family="text">
      <style:text-properties style:font-name-complex="Times New Roman" style:font-family-complex="'Times New Roman'" style:font-family-generic-complex="system" style:font-pitch-complex="variable"/>
    </style:style>
    <style:style style:name="ListLabel_20_37" style:display-name="ListLabel 37" style:family="text">
      <style:text-properties style:font-name-complex="Times New Roman" style:font-family-complex="'Times New Roman'" style:font-family-generic-complex="system" style:font-pitch-complex="variable"/>
    </style:style>
    <style:style style:name="ListLabel_20_38" style:display-name="ListLabel 38" style:family="text">
      <style:text-properties style:font-name-complex="Times New Roman" style:font-family-complex="'Times New Roman'" style:font-family-generic-complex="system" style:font-pitch-complex="variable"/>
    </style:style>
    <style:style style:name="ListLabel_20_39" style:display-name="ListLabel 39" style:family="text">
      <style:text-properties style:font-name-complex="Times New Roman" style:font-family-complex="'Times New Roman'" style:font-family-generic-complex="system" style:font-pitch-complex="variable"/>
    </style:style>
    <style:style style:name="ListLabel_20_40" style:display-name="ListLabel 40" style:family="text">
      <style:text-properties style:font-name-complex="Times New Roman" style:font-family-complex="'Times New Roman'" style:font-family-generic-complex="system" style:font-pitch-complex="variable"/>
    </style:style>
    <style:style style:name="ListLabel_20_41" style:display-name="ListLabel 41" style:family="text">
      <style:text-properties style:font-name-complex="Times New Roman"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4"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style:text-properties fo:font-family="Symbol" style:font-charset="x-symbol"/>
      </text:list-level-style-bullet>
      <text:list-level-style-bullet text:level="5" style:num-suffix="o" text:bullet-char="o">
        <style:list-level-properties text:list-level-position-and-space-mode="label-alignment">
          <style:list-level-label-alignment text:label-followed-by="listtab" fo:text-indent="-0.25in" fo:margin-left="1.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8" style:num-suffix="o" text:bullet-char="o">
        <style:list-level-properties text:list-level-position-and-space-mode="label-alignment">
          <style:list-level-label-alignment text:label-followed-by="listtab" fo:text-indent="-0.25in" fo:margin-left="2.25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1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1"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3"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5"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8"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1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text:style-name="ListLabel_20_20"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text:style-name="ListLabel_20_22"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text:style-name="ListLabel_20_2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4"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ListLabel_20_2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2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28"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0"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32"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3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4"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0.75in"/>
        </style:list-level-properties>
        <style:text-properties fo:font-family="'Courier New'"/>
      </text:list-level-style-bullet>
      <text:list-level-style-number text:level="3" text:style-name="ListLabel_20_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36"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37"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38"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40"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4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sta</meta:initial-creator>
    <meta:creation-date>2016-03-03T19:15:00</meta:creation-date>
    <dc:date>2020-01-04T16:53:43.880140082</dc:date>
    <meta:editing-cycles>9</meta:editing-cycles>
    <meta:editing-duration>PT5M40S</meta:editing-duration>
    <meta:document-statistic meta:table-count="1" meta:image-count="0" meta:object-count="0" meta:page-count="5" meta:paragraph-count="91" meta:word-count="488" meta:character-count="3517" meta:non-whitespace-character-count="2931"/>
    <meta:generator>LibreOffice/5.2.7.2$Linux_AARCH64 LibreOffice_project/20m0$Build-2</meta:generator>
    <meta:user-defined meta:name="Company">FLVS</meta:user-defined>
    <meta:user-defined meta:name="Operator">JOSIAH KOWALSKI</meta:user-defined>
  </office:meta>
</office:document-meta>
</file>